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.318cm" fo:min-width="2.058cm" fo:padding-top="0.178cm" fo:padding-bottom="0.178cm" fo:padding-left="0.303cm" fo:padding-right="0.303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664cm" svg:height="2.674cm" svg:x="9.844cm" svg:y="0.254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60§display§\Psi§svg§600§FALSE§</svg:desc>
          <draw:g draw:style-name="gr3">
            <draw:path draw:style-name="gr4" draw:text-style-name="P2" draw:layer="layout" svg:width="1.29cm" svg:height="1.212cm" svg:x="10.552cm" svg:y="0.966cm" svg:viewBox="0 0 1291 1213" svg:d="M0 0c430 0 861 0 1291 0 0 404 0 809 0 1213-430 0-861 0-1291 0 0-404 0-809 0-1213z">
              <text:p/>
            </draw:path>
            <draw:path draw:style-name="gr5" draw:text-style-name="P3" draw:layer="layout" svg:width="1.385cm" svg:height="1.427cm" svg:x="10.564cm" svg:y="0.858cm" svg:viewBox="0 0 1386 1428" svg:d="M771 167c0-71 0-101 203-101 22 0 44 0 66 0 0-22 0-44 0-66-72 6-269 6-353 6-83 0-281 0-352-6 0 22 0 44 0 66 22 0 43 0 65 0 198 0 198 24 198 101 0 309 0 618 0 926-269-71-281-394-281-531-6-251-96-293-186-293-25 0-51 0-77 0-36 0-54 0-54 24 0 12 6 18 18 24 72 6 119 36 125 281 0 47 6 215 108 358 78 108 209 173 347 191 0 38 0 76 0 114 0 71 0 101-198 101-22 0-43 0-65 0 0 22 0 44 0 66 71-6 266-6 352-6 87 0 281 0 353 6 0-22 0-44 0-66-22 0-44 0-66 0-203 0-203-24-203-101 0-38 0-76 0-114 155-18 281-83 364-191 108-149 108-317 108-406 0-36 6-221 114-233 18-6 29-6 29-24 0-24-17-24-47-24-28 0-56 0-84 0-78 0-179 18-185 317 0 233-72 454-299 507 0-308 0-617 0-926z">
              <text:p/>
            </draw:path>
          </draw:g>
        </draw:g>
        <draw:line draw:style-name="gr6" draw:text-style-name="P1" draw:layer="layout" svg:x1="11.176cm" svg:y1="2.928cm" svg:x2="11.176cm" svg:y2="3.997cm">
          <text:p/>
        </draw:line>
        <draw:line draw:style-name="gr6" draw:text-style-name="P1" draw:layer="layout" svg:x1="7.979cm" svg:y1="1.591cm" svg:x2="9.844cm" svg:y2="1.591cm">
          <text:p/>
        </draw:line>
        <draw:custom-shape draw:style-name="gr1" draw:text-style-name="P1" draw:layer="layout" svg:width="2.664cm" svg:height="2.674cm" svg:x="9.844cm" svg:y="6.67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176cm" svg:y1="9.345cm" svg:x2="11.176cm" svg:y2="10.682cm">
          <text:p/>
        </draw:line>
        <draw:line draw:style-name="gr6" draw:text-style-name="P1" draw:layer="layout" svg:x1="11.176cm" svg:y1="5.601cm" svg:x2="11.176cm" svg:y2="6.67cm">
          <text:p/>
        </draw:line>
        <draw:g draw:style-name="gr2">
          <svg:title>TexMaths</svg:title>
          <svg:desc>28§display§2§svg§600§FALSE§</svg:desc>
          <draw:g draw:style-name="gr3">
            <draw:path draw:style-name="gr4" draw:text-style-name="P2" draw:layer="layout" svg:width="0.582cm" svg:height="0.903cm" svg:x="10.914cm" svg:y="4.347cm" svg:viewBox="0 0 583 904" svg:d="M0 0c194 0 389 0 583 0 0 301 0 603 0 904-194 0-389 0-583 0 0-301 0-603 0-904z">
              <text:p/>
            </draw:path>
            <draw:path draw:style-name="gr5" draw:text-style-name="P3" draw:layer="layout" svg:width="0.674cm" svg:height="1.068cm" svg:x="10.909cm" svg:y="4.265cm" svg:viewBox="0 0 675 1069" svg:d="M130 946c60-56 119-111 179-166 265-220 366-307 366-468 0-183-150-312-357-312-193 0-318 147-318 289 0 92 87 92 92 92 29 0 86-18 86-87 0-42-29-83-86-83-15 0-20 0-25 5 39-106 131-166 227-166 154 0 227 129 227 262 0 129-82 253-179 354-107 114-215 229-323 344-19 18-19 23-19 59 209 0 418 0 627 0 16-93 32-186 48-280-15 0-29 0-43 0-5 51-20 120-34 143-15 14-126 14-164 14-101 0-203 0-304 0z">
              <text:p/>
            </draw:path>
          </draw:g>
        </draw:g>
        <draw:g draw:style-name="gr2">
          <svg:title>TexMaths</svg:title>
          <svg:desc>28§display§1024§svg§600§FALSE§</svg:desc>
          <draw:g draw:style-name="gr3">
            <draw:path draw:style-name="gr4" draw:text-style-name="P2" draw:layer="layout" svg:width="2.959cm" svg:height="0.911cm" svg:x="14.794cm" svg:y="1.118cm" svg:viewBox="0 0 2960 912" svg:d="M0 0c987 0 1974 0 2960 0 0 304 0 608 0 912-986 0-1973 0-2960 0 0-304 0-608 0-912z">
              <text:p/>
            </draw:path>
            <draw:path draw:style-name="gr5" draw:text-style-name="P3" draw:layer="layout" svg:width="0.522cm" svg:height="1.016cm" svg:x="14.853cm" svg:y="1.057cm" svg:viewBox="0 0 523 1017" svg:d="M325 39c0-35 0-39-36-39-99 96-239 96-289 96 0 16 0 32 0 48 32 0 126 0 208-39 0 265 0 529 0 794 0 53-5 70-145 70-18 0-36 0-54 0 0 16 0 32 0 48 59-4 194-4 257-4s203 0 257 4c0-16 0-32 0-48-16 0-33 0-49 0-145 0-149-13-149-70 0-286 0-573 0-860z">
              <text:p/>
            </draw:path>
            <draw:path draw:style-name="gr5" draw:text-style-name="P3" draw:layer="layout" svg:width="0.667cm" svg:height="1.051cm" svg:x="15.566cm" svg:y="1.057cm" svg:viewBox="0 0 668 1052" svg:d="M668 528c0-122-9-244-63-358-72-148-203-170-271-170-95 0-208 39-275 183-50 105-59 223-59 345 0 114 9 253 72 371 68 122 185 153 262 153 86 0 208-31 275-179 50-105 59-223 59-345zM334 1017c-63 0-153-35-185-183-18-92-18-232-18-323 0-101 0-201 13-284 32-179 149-192 190-192 54 0 158 26 185 179 18 83 18 201 18 297 0 113 0 218-18 314-23 148-113 192-185 192z">
              <text:p/>
            </draw:path>
            <draw:path draw:style-name="gr5" draw:text-style-name="P3" draw:layer="layout" svg:width="0.631cm" svg:height="1.016cm" svg:x="16.378cm" svg:y="1.057cm" svg:viewBox="0 0 632 1017" svg:d="M122 899c56-52 111-105 167-157 248-209 343-292 343-445 0-175-145-297-339-297-176 0-293 140-293 275 0 87 77 87 81 87 27 0 86-17 86-83 0-39-32-78-86-78-13 0-18 0-22 0 36-96 122-153 216-153 145 0 212 122 212 249 0 122-81 244-167 336-100 109-201 218-302 327-18 18-18 22-18 57 196 0 391 0 587 0 15-89 30-177 45-266-14 0-27 0-41 0-9 48-18 113-36 135-9 13-113 13-149 13-95 0-189 0-284 0z">
              <text:p/>
            </draw:path>
            <draw:path draw:style-name="gr5" draw:text-style-name="P3" draw:layer="layout" svg:width="0.703cm" svg:height="1.034cm" svg:x="17.132cm" svg:y="1.039cm" svg:viewBox="0 0 704 1035" svg:d="M424 781c0 45 0 91 0 136 0 56-4 70-122 70-10 0-21 0-31 0 0 16 0 32 0 48 63-5 144-5 212-5s153 0 216 5c0-16 0-32 0-48-10 0-21 0-31 0-117 0-122-14-122-70 0-45 0-91 0-136 53 0 105 0 158 0 0-14 0-29 0-43-53 0-105 0-158 0 0-233 0-466 0-699 0-30 0-39-27-39-14 0-18 0-32 17-162 241-325 481-487 721 0 14 0 29 0 43 141 0 283 0 424 0zM433 738c-129 0-259 0-388 0 129-191 259-382 388-572 0 190 0 381 0 572z">
              <text:p/>
            </draw:path>
          </draw:g>
        </draw:g>
        <draw:g draw:style-name="gr2">
          <svg:title>TexMaths</svg:title>
          <svg:desc>28§display§1024§svg§600§FALSE§</svg:desc>
          <draw:g draw:style-name="gr3">
            <draw:path draw:style-name="gr4" draw:text-style-name="P2" draw:layer="layout" svg:width="2.959cm" svg:height="0.911cm" svg:x="4.671cm" svg:y="1.135cm" svg:viewBox="0 0 2960 912" svg:d="M0 0c987 0 1974 0 2960 0 0 304 0 608 0 912-986 0-1973 0-2960 0 0-304 0-608 0-912z">
              <text:p/>
            </draw:path>
            <draw:path draw:style-name="gr5" draw:text-style-name="P3" draw:layer="layout" svg:width="0.522cm" svg:height="1.016cm" svg:x="4.73cm" svg:y="1.074cm" svg:viewBox="0 0 523 1017" svg:d="M325 39c0-35 0-39-36-39-99 96-239 96-289 96 0 16 0 32 0 48 32 0 126 0 208-39 0 265 0 529 0 794 0 53-5 70-145 70-18 0-36 0-54 0 0 16 0 32 0 48 59-4 194-4 257-4s203 0 257 4c0-16 0-32 0-48-16 0-33 0-49 0-145 0-149-13-149-70 0-286 0-573 0-860z">
              <text:p/>
            </draw:path>
            <draw:path draw:style-name="gr5" draw:text-style-name="P3" draw:layer="layout" svg:width="0.667cm" svg:height="1.051cm" svg:x="5.443cm" svg:y="1.074cm" svg:viewBox="0 0 668 1052" svg:d="M668 528c0-122-9-244-63-358-72-148-203-170-271-170-95 0-208 39-275 183-50 105-59 223-59 345 0 114 9 253 72 371 68 122 185 153 262 153 86 0 208-31 275-179 50-105 59-223 59-345zM334 1017c-63 0-153-35-185-183-18-92-18-232-18-323 0-101 0-201 13-284 32-179 149-192 190-192 54 0 158 26 185 179 18 83 18 201 18 297 0 113 0 218-18 314-23 148-113 192-185 192z">
              <text:p/>
            </draw:path>
            <draw:path draw:style-name="gr5" draw:text-style-name="P3" draw:layer="layout" svg:width="0.631cm" svg:height="1.016cm" svg:x="6.255cm" svg:y="1.074cm" svg:viewBox="0 0 632 1017" svg:d="M122 899c56-52 111-105 167-157 248-209 343-292 343-445 0-175-145-297-339-297-176 0-293 140-293 275 0 87 77 87 81 87 27 0 86-17 86-83 0-39-32-78-86-78-13 0-18 0-22 0 36-96 122-153 216-153 145 0 212 122 212 249 0 122-81 244-167 336-100 109-201 218-302 327-18 18-18 22-18 57 196 0 391 0 587 0 15-89 30-177 45-266-14 0-27 0-41 0-9 48-18 113-36 135-9 13-113 13-149 13-95 0-189 0-284 0z">
              <text:p/>
            </draw:path>
            <draw:path draw:style-name="gr5" draw:text-style-name="P3" draw:layer="layout" svg:width="0.703cm" svg:height="1.034cm" svg:x="7.009cm" svg:y="1.056cm" svg:viewBox="0 0 704 1035" svg:d="M424 781c0 45 0 91 0 136 0 56-4 70-122 70-10 0-21 0-31 0 0 16 0 32 0 48 63-5 144-5 212-5s153 0 216 5c0-16 0-32 0-48-10 0-21 0-31 0-117 0-122-14-122-70 0-45 0-91 0-136 53 0 105 0 158 0 0-14 0-29 0-43-53 0-105 0-158 0 0-233 0-466 0-699 0-30 0-39-27-39-14 0-18 0-32 17-162 241-325 481-487 721 0 14 0 29 0 43 141 0 283 0 424 0zM433 738c-129 0-259 0-388 0 129-191 259-382 388-572 0 190 0 381 0 572z">
              <text:p/>
            </draw:path>
          </draw:g>
        </draw:g>
        <draw:g draw:style-name="gr2">
          <svg:title>TexMaths</svg:title>
          <svg:desc>60§display§H§svg§600§FALSE§</svg:desc>
          <draw:g draw:style-name="gr3">
            <draw:path draw:style-name="gr4" draw:text-style-name="P2" draw:layer="layout" svg:width="1.632cm" svg:height="1.212cm" svg:x="10.33cm" svg:y="7.424cm" svg:viewBox="0 0 1633 1213" svg:d="M0 0c544 0 1088 0 1633 0 0 404 0 809 0 1213-545 0-1089 0-1633 0 0-404 0-809 0-1213z">
              <text:p/>
            </draw:path>
            <draw:path draw:style-name="gr5" draw:text-style-name="P3" draw:layer="layout" svg:width="1.763cm" svg:height="1.427cm" svg:x="10.306cm" svg:y="7.316cm" svg:viewBox="0 0 1764 1428" svg:d="M1519 161c18-77 18-95 174-95 53 0 71 0 71-42 0-24-24-24-30-24-59 0-209 6-269 6s-209-6-269-6c-18 0-42 0-42 42 0 24 18 24 60 24 6 0 42 0 78 6 42 0 60 6 60 30 0 12 0 12-6 41-44 170-88 339-132 508-213 0-427 0-640 0 42-163 84-326 126-490 18-77 24-95 179-95 54 0 72 0 72-42 0-24-24-24-30-24-60 0-209 6-269 6s-209-6-269-6c-18 0-42 0-42 42 0 24 18 24 60 24 26 2 42 0 77 6 36 0 54 6 54 30 0 12 0 17-6 41-93 375-187 749-281 1124-18 77-24 95-191 95-36 0-54 0-54 42 0 24 24 24 30 24 54 0 203-6 263-6 42 0 90 0 138 0 41 0 89 6 131 6 18 0 42 0 42-42 0-24-18-24-54-24-78 0-137 0-137-36 0-12 0-23 6-35 47-192 95-383 143-574 213 0 427 0 640 0-90 347-137 544-149 580-18 65-60 65-186 65-36 0-54 0-54 42 0 24 24 24 30 24 60 0 210-6 269-6 42 0 90 0 132 0 48 0 90 6 138 6 17 0 41 0 41-42 0-24-18-24-59-24-78 0-138 0-138-36 0-12 6-23 6-35 96-377 191-753 287-1130z">
              <text:p/>
            </draw:path>
          </draw:g>
        </draw:g>
        <draw:g draw:style-name="gr2">
          <svg:title>TexMaths</svg:title>
          <svg:desc>28§display§14§svg§600§FALSE§</svg:desc>
          <draw:g draw:style-name="gr3">
            <draw:path draw:style-name="gr4" draw:text-style-name="P2" draw:layer="layout" svg:width="1.392cm" svg:height="0.906cm" svg:x="5.848cm" svg:y="7.509cm" svg:viewBox="0 0 1393 907" svg:d="M0 0c464 0 929 0 1393 0 0 302 0 605 0 907-464 0-929 0-1393 0 0-302 0-605 0-907z">
              <text:p/>
            </draw:path>
            <draw:path draw:style-name="gr5" draw:text-style-name="P3" draw:layer="layout" svg:width="0.531cm" svg:height="1.05cm" svg:x="5.908cm" svg:y="7.446cm" svg:viewBox="0 0 532 1051" svg:d="M330 41c0-36 0-41-37-41-100 99-243 99-293 99 0 17 0 33 0 50 32 0 128 0 211-41 0 273 0 545 0 817 0 59-5 77-151 77-17 0-34 0-51 0 0 16 0 33 0 49 60-4 197-4 261-4 65 0 202 0 262 4 0-16 0-33 0-49-17 0-34 0-51 0-146 0-151-18-151-77 0-295 0-590 0-884z">
              <text:p/>
            </draw:path>
            <draw:path draw:style-name="gr5" draw:text-style-name="P3" draw:layer="layout" svg:width="0.709cm" svg:height="1.068cm" svg:x="6.613cm" svg:y="7.428cm" svg:viewBox="0 0 710 1069" svg:d="M426 808c0 46 0 93 0 140 0 54-4 72-123 72-11 0-22 0-33 0 0 16 0 33 0 49 65-4 149-4 216-4 66 0 156 0 220 4 0-16 0-33 0-49-11 0-22 0-32 0-119 0-124-18-124-72 0-47 0-94 0-140 53 0 107 0 160 0 0-17 0-33 0-50-53 0-107 0-160 0 0-239 0-478 0-717 0-32 0-41-27-41-14 0-19 0-33 18-163 247-327 493-490 740 0 17 0 33 0 50 142 0 284 0 426 0zM435 758c-129 0-259 0-389 0 130-195 260-391 389-587 0 196 0 392 0 587z">
              <text:p/>
            </draw:path>
          </draw:g>
        </draw:g>
        <draw:g draw:style-name="gr2">
          <svg:title>TexMaths</svg:title>
          <svg:desc>28§display§14§svg§600§FALSE§</svg:desc>
          <draw:g draw:style-name="gr3">
            <draw:path draw:style-name="gr4" draw:text-style-name="P2" draw:layer="layout" svg:width="1.392cm" svg:height="0.906cm" svg:x="15.028cm" svg:y="7.554cm" svg:viewBox="0 0 1393 907" svg:d="M0 0c464 0 929 0 1393 0 0 302 0 605 0 907-464 0-929 0-1393 0 0-302 0-605 0-907z">
              <text:p/>
            </draw:path>
            <draw:path draw:style-name="gr5" draw:text-style-name="P3" draw:layer="layout" svg:width="0.531cm" svg:height="1.05cm" svg:x="15.088cm" svg:y="7.491cm" svg:viewBox="0 0 532 1051" svg:d="M330 41c0-36 0-41-37-41-100 99-243 99-293 99 0 17 0 33 0 50 32 0 128 0 211-41 0 273 0 545 0 817 0 59-5 77-151 77-17 0-34 0-51 0 0 16 0 33 0 49 60-4 197-4 261-4 65 0 202 0 262 4 0-16 0-33 0-49-17 0-34 0-51 0-146 0-151-18-151-77 0-295 0-590 0-884z">
              <text:p/>
            </draw:path>
            <draw:path draw:style-name="gr5" draw:text-style-name="P3" draw:layer="layout" svg:width="0.709cm" svg:height="1.068cm" svg:x="15.793cm" svg:y="7.473cm" svg:viewBox="0 0 710 1069" svg:d="M426 808c0 46 0 93 0 140 0 54-4 72-123 72-11 0-22 0-33 0 0 16 0 33 0 49 65-4 149-4 216-4 66 0 156 0 220 4 0-16 0-33 0-49-11 0-22 0-32 0-119 0-124-18-124-72 0-47 0-94 0-140 53 0 107 0 160 0 0-17 0-33 0-50-53 0-107 0-160 0 0-239 0-478 0-717 0-32 0-41-27-41-14 0-19 0-33 18-163 247-327 493-490 740 0 17 0 33 0 50 142 0 284 0 426 0zM435 758c-129 0-259 0-389 0 130-195 260-391 389-587 0 196 0 392 0 587z">
              <text:p/>
            </draw:path>
          </draw:g>
        </draw:g>
        <draw:custom-shape draw:style-name="gr1" draw:text-style-name="P1" draw:layer="layout" svg:width="2.664cm" svg:height="2.674cm" svg:x="0.254cm" svg:y="6.67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918cm" svg:y1="8.008cm" svg:x2="5.316cm" svg:y2="8.008cm">
          <text:p/>
        </draw:line>
        <draw:line draw:style-name="gr6" draw:text-style-name="P1" draw:layer="layout" svg:x1="1.586cm" svg:y1="9.345cm" svg:x2="1.586cm" svg:y2="14.96cm">
          <text:p/>
        </draw:line>
        <draw:line draw:style-name="gr6" draw:text-style-name="P1" draw:layer="layout" svg:x1="1.586cm" svg:y1="1.591cm" svg:x2="1.586cm" svg:y2="6.671cm">
          <text:p/>
        </draw:line>
        <draw:line draw:style-name="gr6" draw:text-style-name="P1" draw:layer="layout" svg:x1="1.586cm" svg:y1="1.591cm" svg:x2="4.25cm" svg:y2="1.591cm">
          <text:p/>
        </draw:line>
        <draw:line draw:style-name="gr6" draw:text-style-name="P1" draw:layer="layout" svg:x1="1.586cm" svg:y1="14.959cm" svg:x2="5.049cm" svg:y2="14.959cm">
          <text:p/>
        </draw:line>
        <draw:g draw:style-name="gr2">
          <svg:title>TexMaths</svg:title>
          <svg:desc>28§display§1024§svg§600§FALSE§</svg:desc>
          <draw:g draw:style-name="gr3">
            <draw:path draw:style-name="gr4" draw:text-style-name="P2" draw:layer="layout" svg:width="2.959cm" svg:height="0.911cm" svg:x="5.315cm" svg:y="14.468cm" svg:viewBox="0 0 2960 912" svg:d="M0 0c987 0 1974 0 2960 0 0 304 0 608 0 912-986 0-1973 0-2960 0 0-304 0-608 0-912z">
              <text:p/>
            </draw:path>
            <draw:path draw:style-name="gr5" draw:text-style-name="P3" draw:layer="layout" svg:width="0.522cm" svg:height="1.016cm" svg:x="5.374cm" svg:y="14.407cm" svg:viewBox="0 0 523 1017" svg:d="M325 39c0-35 0-39-36-39-99 96-239 96-289 96 0 16 0 32 0 48 32 0 126 0 208-39 0 265 0 529 0 794 0 53-5 70-145 70-18 0-36 0-54 0 0 16 0 32 0 48 59-4 194-4 257-4s203 0 257 4c0-16 0-32 0-48-16 0-33 0-49 0-145 0-149-13-149-70 0-286 0-573 0-860z">
              <text:p/>
            </draw:path>
            <draw:path draw:style-name="gr5" draw:text-style-name="P3" draw:layer="layout" svg:width="0.667cm" svg:height="1.051cm" svg:x="6.087cm" svg:y="14.407cm" svg:viewBox="0 0 668 1052" svg:d="M668 528c0-122-9-244-63-358-72-148-203-170-271-170-95 0-208 39-275 183-50 105-59 223-59 345 0 114 9 253 72 371 68 122 185 153 262 153 86 0 208-31 275-179 50-105 59-223 59-345zM334 1017c-63 0-153-35-185-183-18-92-18-232-18-323 0-101 0-201 13-284 32-179 149-192 190-192 54 0 158 26 185 179 18 83 18 201 18 297 0 113 0 218-18 314-23 148-113 192-185 192z">
              <text:p/>
            </draw:path>
            <draw:path draw:style-name="gr5" draw:text-style-name="P3" draw:layer="layout" svg:width="0.631cm" svg:height="1.016cm" svg:x="6.899cm" svg:y="14.407cm" svg:viewBox="0 0 632 1017" svg:d="M122 899c56-52 111-105 167-157 248-209 343-292 343-445 0-175-145-297-339-297-176 0-293 140-293 275 0 87 77 87 81 87 27 0 86-17 86-83 0-39-32-78-86-78-13 0-18 0-22 0 36-96 122-153 216-153 145 0 212 122 212 249 0 122-81 244-167 336-100 109-201 218-302 327-18 18-18 22-18 57 196 0 391 0 587 0 15-89 30-177 45-266-14 0-27 0-41 0-9 48-18 113-36 135-9 13-113 13-149 13-95 0-189 0-284 0z">
              <text:p/>
            </draw:path>
            <draw:path draw:style-name="gr5" draw:text-style-name="P3" draw:layer="layout" svg:width="0.703cm" svg:height="1.034cm" svg:x="7.653cm" svg:y="14.39cm" svg:viewBox="0 0 704 1035" svg:d="M424 781c0 45 0 91 0 136 0 56-4 70-122 70-10 0-21 0-31 0 0 16 0 32 0 48 63-5 144-5 212-5s153 0 216 5c0-16 0-32 0-48-10 0-21 0-31 0-117 0-122-14-122-70 0-45 0-91 0-136 53 0 105 0 158 0 0-14 0-29 0-43-53 0-105 0-158 0 0-233 0-466 0-699 0-30 0-39-27-39-14 0-18 0-32 17-162 241-325 481-487 721 0 14 0 29 0 43 141 0 283 0 424 0zM433 738c-129 0-259 0-388 0 129-191 259-382 388-572 0 190 0 381 0 572z">
              <text:p/>
            </draw:path>
          </draw:g>
        </draw:g>
        <draw:g draw:style-name="gr2">
          <svg:title>TexMaths</svg:title>
          <svg:desc>28§display§1024§svg§600§FALSE§</svg:desc>
          <draw:g draw:style-name="gr3">
            <draw:path draw:style-name="gr4" draw:text-style-name="P2" draw:layer="layout" svg:width="2.959cm" svg:height="0.911cm" svg:x="13.84cm" svg:y="14.503cm" svg:viewBox="0 0 2960 912" svg:d="M0 0c987 0 1974 0 2960 0 0 304 0 608 0 912-986 0-1973 0-2960 0 0-304 0-608 0-912z">
              <text:p/>
            </draw:path>
            <draw:path draw:style-name="gr5" draw:text-style-name="P3" draw:layer="layout" svg:width="0.522cm" svg:height="1.016cm" svg:x="13.898cm" svg:y="14.442cm" svg:viewBox="0 0 523 1017" svg:d="M325 39c0-35 0-39-36-39-99 96-239 96-289 96 0 16 0 32 0 48 32 0 126 0 208-39 0 265 0 529 0 794 0 53-5 70-145 70-18 0-36 0-54 0 0 16 0 32 0 48 59-4 194-4 257-4s203 0 257 4c0-16 0-32 0-48-16 0-33 0-49 0-145 0-149-13-149-70 0-286 0-573 0-860z">
              <text:p/>
            </draw:path>
            <draw:path draw:style-name="gr5" draw:text-style-name="P3" draw:layer="layout" svg:width="0.667cm" svg:height="1.051cm" svg:x="14.611cm" svg:y="14.442cm" svg:viewBox="0 0 668 1052" svg:d="M668 528c0-122-9-244-63-358-72-148-203-170-271-170-95 0-208 39-275 183-50 105-59 223-59 345 0 114 9 253 72 371 68 122 185 153 262 153 86 0 208-31 275-179 50-105 59-223 59-345zM334 1017c-63 0-153-35-185-183-18-92-18-232-18-323 0-101 0-201 13-284 32-179 149-192 190-192 54 0 158 26 185 179 18 83 18 201 18 297 0 113 0 218-18 314-23 148-113 192-185 192z">
              <text:p/>
            </draw:path>
            <draw:path draw:style-name="gr5" draw:text-style-name="P3" draw:layer="layout" svg:width="0.631cm" svg:height="1.016cm" svg:x="15.424cm" svg:y="14.442cm" svg:viewBox="0 0 632 1017" svg:d="M122 899c56-52 111-105 167-157 248-209 343-292 343-445 0-175-145-297-339-297-176 0-293 140-293 275 0 87 77 87 81 87 27 0 86-17 86-83 0-39-32-78-86-78-13 0-18 0-22 0 36-96 122-153 216-153 145 0 212 122 212 249 0 122-81 244-167 336-100 109-201 218-302 327-18 18-18 22-18 57 196 0 391 0 587 0 15-89 30-177 45-266-14 0-27 0-41 0-9 48-18 113-36 135-9 13-113 13-149 13-95 0-189 0-284 0z">
              <text:p/>
            </draw:path>
            <draw:path draw:style-name="gr5" draw:text-style-name="P3" draw:layer="layout" svg:width="0.703cm" svg:height="1.034cm" svg:x="16.177cm" svg:y="14.425cm" svg:viewBox="0 0 704 1035" svg:d="M424 781c0 45 0 91 0 136 0 56-4 70-122 70-10 0-21 0-31 0 0 16 0 32 0 48 63-5 144-5 212-5s153 0 216 5c0-16 0-32 0-48-10 0-21 0-31 0-117 0-122-14-122-70 0-45 0-91 0-136 53 0 105 0 158 0 0-14 0-29 0-43-53 0-105 0-158 0 0-233 0-466 0-699 0-30 0-39-27-39-14 0-18 0-32 17-162 241-325 481-487 721 0 14 0 29 0 43 141 0 283 0 424 0zM433 738c-129 0-259 0-388 0 129-191 259-382 388-572 0 190 0 381 0 572z">
              <text:p/>
            </draw:path>
          </draw:g>
        </draw:g>
        <draw:custom-shape draw:style-name="gr1" draw:text-style-name="P1" draw:layer="layout" svg:width="2.664cm" svg:height="2.674cm" svg:x="19.434cm" svg:y="6.67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66cm" svg:y1="9.345cm" svg:x2="20.766cm" svg:y2="14.96cm">
          <text:p/>
        </draw:line>
        <draw:line draw:style-name="gr6" draw:text-style-name="P1" draw:layer="layout" svg:x1="20.766cm" svg:y1="1.591cm" svg:x2="20.766cm" svg:y2="6.671cm">
          <text:p/>
        </draw:line>
        <draw:g draw:style-name="gr2">
          <svg:title>TexMaths</svg:title>
          <svg:desc>28§display§2§svg§600§FALSE§</svg:desc>
          <draw:g draw:style-name="gr3">
            <draw:path draw:style-name="gr4" draw:text-style-name="P2" draw:layer="layout" svg:width="0.582cm" svg:height="0.903cm" svg:x="10.827cm" svg:y="11.031cm" svg:viewBox="0 0 583 904" svg:d="M0 0c194 0 389 0 583 0 0 301 0 603 0 904-194 0-389 0-583 0 0-301 0-603 0-904z">
              <text:p/>
            </draw:path>
            <draw:path draw:style-name="gr5" draw:text-style-name="P3" draw:layer="layout" svg:width="0.674cm" svg:height="1.068cm" svg:x="10.822cm" svg:y="10.949cm" svg:viewBox="0 0 675 1069" svg:d="M130 946c60-56 119-111 179-166 265-220 366-307 366-468 0-183-150-312-357-312-193 0-318 147-318 289 0 92 87 92 92 92 29 0 86-18 86-87 0-42-29-83-86-83-15 0-20 0-25 5 39-106 131-166 227-166 154 0 227 129 227 262 0 129-82 253-179 354-107 114-215 229-323 344-19 18-19 23-19 59 209 0 418 0 627 0 16-93 32-186 48-280-15 0-29 0-43 0-5 51-20 120-34 143-15 14-126 14-164 14-101 0-203 0-304 0z">
              <text:p/>
            </draw:path>
          </draw:g>
        </draw:g>
        <draw:line draw:style-name="gr6" draw:text-style-name="P1" draw:layer="layout" svg:x1="7.979cm" svg:y1="8.008cm" svg:x2="9.844cm" svg:y2="8.008cm">
          <text:p/>
        </draw:line>
        <draw:line draw:style-name="gr6" draw:text-style-name="P1" draw:layer="layout" svg:x1="12.508cm" svg:y1="8.008cm" svg:x2="14.373cm" svg:y2="8.008cm">
          <text:p/>
        </draw:line>
        <draw:line draw:style-name="gr6" draw:text-style-name="P1" draw:layer="layout" svg:x1="12.508cm" svg:y1="1.591cm" svg:x2="14.373cm" svg:y2="1.591cm">
          <text:p/>
        </draw:line>
        <draw:line draw:style-name="gr6" draw:text-style-name="P1" draw:layer="layout" svg:x1="17.037cm" svg:y1="8.008cm" svg:x2="19.435cm" svg:y2="8.008cm">
          <text:p/>
        </draw:line>
        <draw:line draw:style-name="gr6" draw:text-style-name="P1" draw:layer="layout" svg:x1="18.102cm" svg:y1="1.591cm" svg:x2="20.766cm" svg:y2="1.591cm">
          <text:p/>
        </draw:line>
        <draw:line draw:style-name="gr6" draw:text-style-name="P1" draw:layer="layout" svg:x1="17.303cm" svg:y1="14.959cm" svg:x2="20.766cm" svg:y2="14.959cm">
          <text:p/>
        </draw:line>
        <draw:g draw:style-name="gr2">
          <svg:title>TexMaths</svg:title>
          <svg:desc>60§display§L§svg§600§FALSE§</svg:desc>
          <draw:g draw:style-name="gr3">
            <draw:path draw:style-name="gr4" draw:text-style-name="P2" draw:layer="layout" svg:width="1.183cm" svg:height="1.276cm" svg:x="0.822cm" svg:y="7.319cm" svg:viewBox="0 0 1184 1277" svg:d="M0 0c395 0 789 0 1184 0 0 426 0 851 0 1277-395 0-789 0-1184 0 0-426 0-851 0-1277z">
              <text:p/>
            </draw:path>
            <draw:path draw:style-name="gr5" draw:text-style-name="P3" draw:layer="layout" svg:width="1.321cm" svg:height="1.502cm" svg:x="0.797cm" svg:y="7.206cm" svg:viewBox="0 0 1322 1503" svg:d="M733 170c19-76 25-101 232-101 62 0 81 0 81-44 0-25-25-25-31-25-75 0-257 6-326 6s-225-6-294-6c-13 0-38 0-38 44 0 25 19 25 56 25 7 0 51 0 88 6 38 0 57 7 57 32 0 12 0 19-7 44-98 394-196 788-294 1182-25 82-25 101-201 101-37 0-56 0-56 44 0 25 19 25 56 25 339 0 677 0 1015 0 57 0 57 0 69-38 59-159 117-318 176-478 6-18 4-16 6-25 0-12-6-25-25-25s-25 6-38 44c-75 201-169 453-551 453-69 0-138 0-207 0-31 0-31 0-50 0-19-6-25-6-25-25 0-6 0-6 13-50 98-397 196-793 294-1189z">
              <text:p/>
            </draw:path>
          </draw:g>
        </draw:g>
        <draw:g draw:style-name="gr2">
          <svg:title>TexMaths</svg:title>
          <svg:desc>60§display§R§svg§600§FALSE§</svg:desc>
          <draw:g draw:style-name="gr3">
            <draw:path draw:style-name="gr4" draw:text-style-name="P2" draw:layer="layout" svg:width="1.428cm" svg:height="1.326cm" svg:x="19.992cm" svg:y="7.319cm" svg:viewBox="0 0 1429 1327" svg:d="M0 0c476 0 953 0 1429 0 0 442 0 885 0 1327-476 0-953 0-1429 0 0-442 0-885 0-1327z">
              <text:p/>
            </draw:path>
            <draw:path draw:style-name="gr5" draw:text-style-name="P3" draw:layer="layout" svg:width="1.566cm" svg:height="1.553cm" svg:x="19.967cm" svg:y="7.206cm" svg:viewBox="0 0 1567 1554" svg:d="M733 151c13-50 19-76 63-82 19 0 88 0 132 0 157 0 401 0 401 220 0 70-38 227-119 309-57 56-176 132-370 132-84 0-167 0-251 0 48-193 96-386 144-579zM1047 755c226-50 483-201 483-422 0-195-195-333-483-333-209 0-418 0-627 0-44 0-63 0-63 44 0 25 19 25 63 25 6 0 44 0 82 6 43 0 62 7 62 32 0 13 0 19-12 44-96 394-193 788-289 1183-25 88-31 100-200 100-44 0-63 0-63 44 0 25 21 17 31 25 63 0 213-6 276-6s220 6 282 6c13 0 44 0 44-44 0-25-19-25-63-25-81 0-144 0-144-38 0-12 7-25 7-37 48-195 96-390 144-585 88 0 175 0 263 0 201 0 238 126 238 201 0 31-19 101-31 151-13 63-31 145-31 189 0 239 257 239 288 239 188 0 263-220 263-252 0-25-16-17-25-25-19 0-25 13-31 25-50 164-151 201-201 201-69 0-88-44-88-132 0-69 19-182 26-251 6-32 6-76 6-101 0-170-144-239-207-264z">
              <text:p/>
            </draw:path>
          </draw:g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9:18:13.952105602</meta:creation-date>
    <dc:date>2024-04-12T09:42:04.856244774</dc:date>
    <meta:editing-duration>PT13M36S</meta:editing-duration>
    <meta:editing-cycles>2</meta:editing-cycles>
    <meta:generator>LibreOffice/7.6.4.1$Linux_X86_64 LibreOffice_project/60$Build-1</meta:generator>
    <meta:print-date>2024-04-12T09:35:47.432492406</meta:print-date>
    <meta:printed-by>PDF files</meta:printed-by>
    <meta:document-statistic meta:object-count="106"/>
  </office:meta>
</office:document-meta>
</file>